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tiatedTermPositionVector.getTermPositions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PositionVector.InstantiatedTermPositionVector( InstantiatedDocument document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PositionVector.getOffsets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